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Roboto Light" svg:font-family="'Roboto Light'" style:font-pitch="variable"/>
    <style:font-face style:name="Roboto Medium" svg:font-family="'Roboto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 Light"/>
    </style:style>
    <style:style style:name="T1" style:family="text">
      <style:text-properties fo:color="#8000ff" style:font-name="Lucida Console" fo:font-size="8pt" fo:font-weight="bold" style:font-name-asian="Lucida Console" style:font-size-asian="8pt" style:font-weight-asian="bold" style:font-name-complex="Lucida Console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OCOM – ANDROID Section</text:p>
      <text:p text:style-name="P1">MODEL-PART ASSOCIATIONS</text:p>
      <text:p text:style-name="P1">PilotPartFactory</text:p>
      <text:p text:style-name="P1">Variant: CAPSULEER_LIST</text:p>
      <text:p text:style-name="P1">NeocomApiKey → ApiKeyPart</text:p>
      <text:p text:style-name="P1">Pilot → PilotInfoPart</text:p>
      <text:p text:style-name="P1">Corporation → PilotInfoPart</text:p>
      <text:p text:style-name="P1">Variant: NEOCOM_DASHBOARD</text:p>
      <text:p text:style-name="P1">Director → DirectorPart</text:p>
      <text:p text:style-name="P1">Pilot → PilotInfoPar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Roboto Light" svg:font-family="'Roboto Light'" style:font-pitch="variable"/>
    <style:font-face style:name="Roboto Medium" svg:font-family="'Roboto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26" meta:character-count="228"/>
    <dc:date>2017-08-07T19:23:53.03</dc:date>
    <dc:creator>Luis De Diego Toro</dc:creator>
    <meta:generator>OpenOffice/4.1.2$Win32 OpenOffice.org_project/412m3$Build-9782</meta:generator>
  </office:meta>
</office:document-meta>
</file>